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 fo:font-weight="normal" style:font-name-asian="Times New Roman1" style:font-weight-asian="normal" style:font-name-complex="Times New Roman1" style:font-weight-complex="normal"/>
    </style:style>
    <style:style style:name="P4" style:family="paragraph" style:parent-style-name="Text_20_body">
      <style:paragraph-properties fo:text-align="center" style:justify-single-word="false"/>
      <style:text-properties style:font-name="Cambria"/>
    </style:style>
    <style:style style:name="P5" style:family="paragraph" style:parent-style-name="Text_20_body" style:list-style-name="L1">
      <style:text-properties style:font-name="Cambria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style:font-name="Times New Roman" fo:font-size="14pt" fo:language="ru" fo:country="RU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5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7" style:family="text">
      <style:text-properties fo:font-size="14pt" fo:language="ru" fo:country="RU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8" style:family="text">
      <style:text-properties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<draw:frame draw:style-name="fr1" draw:name="Графический объект1" text:anchor-type="as-char" svg:width="1.011cm" svg:height="0.85cm" draw:z-index="0"><draw:image xlink:href="../../odt/images/0164.png" xlink:type="simple" xlink:show="embed" xlink:actuate="onLoad"/></draw:frame></text:p>
          </table:table-cell>
          <table:table-cell table:style-name="Table1.B1" office:value-type="string">
            <text:h text:style-name="P6" text:outline-level="1">XOR</text:h>
          </table:table-cell>
        </table:table-row>
        <table:table-row>
          <table:table-cell table:style-name="Table1.A2" office:value-type="string">
            <text:p text:style-name="P8">в палитре</text:p>
          </table:table-cell>
          <table:table-cell table:style-name="Table1.B1" office:value-type="string">
            <text:p text:style-name="P2">| векторизован | <text:span text:style-name="T1">C</text:span><text:span text:style-name="T2">и</text:span> <text:span text:style-name="T1">|</text:span></text:p>
          </table:table-cell>
        </table:table-row>
        <table:table-row table:style-name="Table1.3">
          <table:table-cell table:style-name="Table1.A1" office:value-type="string">
            <text:p text:style-name="P7"><draw:frame draw:style-name="fr2" draw:name="Графический объект2" text:anchor-type="as-char" svg:width="1.981cm" svg:height="1.67cm" draw:z-index="1"><draw:image xlink:href="../../odt/images/0164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8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Блок производит операцию поэлементного <text:span text:style-name="T1">XOR (</text:span><text:span text:style-name="T2">ИСКЛЮЧАЮЩЕЕ ИЛИ) для входных сигналов</text:span><text:span text:style-name="T7">. По умолчанию блок реализует операцию для двух входных сигналов:</text:span></text:p>
            <text:p text:style-name="P3"><draw:frame draw:style-name="fr3" draw:name="Объект1" text:anchor-type="as-char" svg:width="8.137cm" svg:height="2.808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text:p text:style-name="P2"><text:span text:style-name="T3">где </text:span><text:span text:style-name="T3"><draw:frame draw:style-name="fr3" draw:name="Объект2" text:anchor-type="as-char" svg:width="1.087cm" svg:height="0.564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3"> – выходной сигнал блока (скаляр), <text:s/></text:span><text:span text:style-name="T3"><draw:frame draw:style-name="fr3" draw:name="Объект3" text:anchor-type="as-char" svg:width="2.693cm" svg:height="0.621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3">– входные сигналы (скаляры).</text:span></text:p>
            <text:p text:style-name="P2">Алгоритм работы для количества входных сигналов, больше двух:</text:p>
            <text:p text:style-name="P4"><draw:frame draw:style-name="fr3" draw:name="Object1" text:anchor-type="as-char" svg:width="14.293cm" svg:height="1.312cm" draw:z-index="5"><draw:object xlink:href="./Object 4" xlink:type="simple" xlink:show="embed" xlink:actuate="onLoad"/><draw:image xlink:href="./ObjectReplacements/Object 4" xlink:type="simple" xlink:show="embed" xlink:actuate="onLoad"/></draw:frame></text:p>
            <text:p text:style-name="P2"><text:span text:style-name="T8">Свойство</text:span>:</text:p>
            <text:list xml:id="list5417112418039008758" text:style-name="L1">
              <text:list-item>
                <text:p text:style-name="P5">Количество портов – указывает количество входных сигналов блока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XOR</dc:title>
    <dc:date>2014-12-01T18:09:48.14</dc:date>
    <meta:generator>OpenOffice/4.1.1$Win32 OpenOffice.org_project/411m6$Build-9775</meta:generator>
    <meta:editing-duration>PT2H11M41S</meta:editing-duration>
    <meta:editing-cycles>101</meta:editing-cycles>
    <meta:document-statistic meta:table-count="1" meta:image-count="2" meta:object-count="4" meta:page-count="1" meta:paragraph-count="13" meta:word-count="57" meta:character-count="396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0,</mn>
                    <mi/>
                    <mi mathvariant="italic">если</mi>
                    <mi/>
                    <msub>
                      <mi>u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,</mn>
                    </mrow>
                    <mi/>
                    <mi>и</mi>
                    <mi/>
                    <msub>
                      <mi>u</mi>
                      <mn>2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>;</mi>
                  </mrow>
                </mtd>
              </mtr>
              <mtr>
                <mtd>
                  <mrow>
                    <mn>1,</mn>
                    <mi/>
                    <mi mathvariant="italic">если</mi>
                    <mi/>
                    <msub>
                      <mi>u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,</mn>
                    </mrow>
                    <mi/>
                    <mi>и</mi>
                    <mi/>
                    <msub>
                      <mi>u</mi>
                      <mn>2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  <mtr>
                <mtd>
                  <mrow>
                    <mn>1,</mn>
                    <mi/>
                    <mi mathvariant="italic">если</mi>
                    <mi/>
                    <msub>
                      <mi>u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,</mn>
                    </mrow>
                    <mi/>
                    <mi>и</mi>
                    <mi/>
                    <msub>
                      <mi>u</mi>
                      <mn>2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>;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i/>
                    <msub>
                      <mi>u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,</mn>
                    </mrow>
                    <mi/>
                    <mi>и</mi>
                    <mi/>
                    <msub>
                      <mi>u</mi>
                      <mn>2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0, ~ если ~ u_1(t) = 1, ~и ~u_2(t) = 1;#
alignl 1, ~ если ~ u_1(t) = 1, ~и ~u_2(t) = 0;#
alignl 1, ~ если ~ u_1(t) = 0, ~и ~u_2(t) = 1;#
alignl 0, ~ если ~ u_1(t) = 0, ~и ~u_2(t) = 0;  }
right none
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sub>
        <mi>u</mi>
        <mn>1</mn>
      </msub>
      <mrow>
        <mo stretchy="false">(</mo>
        <mrow>
          <mi>t</mi>
        </mrow>
        <mo stretchy="false">)</mo>
      </mrow>
      <mi>,</mi>
      <mi/>
      <msub>
        <mi>u</mi>
        <mn>2</mn>
      </msub>
      <mrow>
        <mo stretchy="false">(</mo>
        <mrow>
          <mi>t</mi>
        </mrow>
        <mo stretchy="false">)</mo>
      </mrow>
    </mrow>
    <annotation encoding="StarMath 5.0">u_1(t),~u_2(t)</annotation>
  </semantics>
</math>
</file>

<file path=Object 4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если</mi>
                    <mi mathvariant="italic">только</mi>
                    <mi mathvariant="italic">один</mi>
                    <mi mathvariant="italic">из</mi>
                    <mi/>
                    <msub>
                      <mi>u</mi>
                      <mi>i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,</mn>
                    </mrow>
                    <mi/>
                    <mi>а</mi>
                    <mi mathvariant="italic">все</mi>
                    <mi mathvariant="italic">остальные</mi>
                    <mi/>
                    <msub>
                      <mi>u</mi>
                      <mi>i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  <mtr>
                <mtd>
                  <mrow>
                    <mn>0,</mn>
                    <mi/>
                    <mi>в</mi>
                    <mi mathvariant="italic">других</mi>
                    <mi mathvariant="italic">случаях.</mi>
                  </mrow>
                </mtd>
              </mtr>
            </mtable>
          </mrow>
        </mrow>
      </mrow>
    </mrow>
    <annotation encoding="StarMath 5.0">y(t) = left lbrace stack{
alignl 1, ~ если только один из ~u_i(t) = 1, ~а все остальные~u_i(t) = 0;#
alignl 0, ~ в других случаях.  }
right none
</annotation>
  </semantics>
</math>
</file>